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3.40430555555556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1.83444444444444cm"/>
    </style:style>
    <style:style style:name="co10" style:family="table-column">
      <style:table-column-properties fo:break-before="auto" style:column-width="0.352777777777778cm" style:use-optimal-column-width="true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9" table:number-columns-repeated="16371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10-14T00:00:00" table:style-name="ce8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山川次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0-27T00:00:00" table:style-name="ce5">
            <text:p>1961/10/27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高柳敏夫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10回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柳敏夫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05-29T00:00:00" table:style-name="ce5">
            <text:p>2002/5/29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4組</text:p>
          </table:table-cell>
          <table:table-cell office:value-type="string" table:style-name="ce2">
            <text:p>決勝</text:p>
          </table:table-cell>
          <table:table-cell office:value-type="string" table:style-name="ce2">
            <text:p>当期他二次予選对局组别不明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3-04-02T00:00:00" table:style-name="ce5">
            <text:p>2013/4/2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二次予選</text:p>
          </table:table-cell>
          <table:table-cell table:style-name="ce6"/>
          <table:table-cell office:value-type="string" table:style-name="ce2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3" table:style-name="ce2"/>
          <table:table-cell office:value-type="string" table:style-name="ce2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6-07-23T00:00:00" table:style-name="ce5">
            <text:p>1986/7/23</text:p>
          </table:table-cell>
          <table:table-cell office:value-type="string" table:style-name="ce2">
            <text:p>小林宏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王座戦</text:p>
          </table:table-cell>
          <table:table-cell office:value-type="string" table:style-name="ce2">
            <text:p>第35期</text:p>
          </table:table-cell>
          <table:table-cell office:value-type="string" table:style-name="ce2">
            <text:p>一次予選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3-11-24T00:00:00" table:style-name="ce5">
            <text:p>1993/11/24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8T00:00:00" table:style-name="ce5">
            <text:p>1994/11/18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11-15T00:00:00" table:style-name="ce5">
            <text:p>1994/11/15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10T00:00:00" table:style-name="ce5">
            <text:p>1995/11/10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11-28T00:00:00" table:style-name="ce5">
            <text:p>1995/11/28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1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5T00:00:00" table:style-name="ce5">
            <text:p>1996/11/15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6-11-18T00:00:00" table:style-name="ce5">
            <text:p>1996/11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2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8-12-04T00:00:00" table:style-name="ce5">
            <text:p>1998/12/4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4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5T00:00:00" table:style-name="ce5">
            <text:p>1999/11/25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島朗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11-20T00:00:00" table:style-name="ce5">
            <text:p>1999/11/20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森内俊之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21T00:00:00" table:style-name="ce5">
            <text:p>2000/11/2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1-07T00:00:00" table:style-name="ce5">
            <text:p>2000/11/7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棋王戦</text:p>
          </table:table-cell>
          <table:table-cell office:value-type="string" table:style-name="ce2">
            <text:p>第26期</text:p>
          </table:table-cell>
          <table:table-cell office:value-type="string" table:style-name="ce2">
            <text:p>挑戦者決定トーナメント</text:p>
          </table:table-cell>
          <table:table-cell table:style-name="ce2"/>
          <table:table-cell office:value-type="string" table:style-name="ce6">
            <text:p>準決勝</text:p>
          </table:table-cell>
          <table:table-cell table:number-columns-repeated="16375"/>
        </table:table-row>
        <table:table-row table:number-rows-repeated="1048157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384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cheal Johnson</meta:initial-creator>
    <dc:creator>Micheal Johnson</dc:creator>
    <meta:creation-date>2020-01-27T03:42:23Z</meta:creation-date>
    <dc:date>2020-02-08T02:37:48Z</dc:date>
    <meta:user-defined meta:name="WorkbookGuid">dfd2ee33-1efe-4fa1-a778-61e8eb1776c8</meta:user-defined>
  </office:meta>
</office:document-meta>
</file>